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c5000b" draw:fill-color="#ff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579d1c" draw:fill-color="#ccff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420e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ffd320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10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svg:stroke-color="#663399" draw:fill="solid" draw:fill-color="#cc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39cm" svg:height="1.016cm" svg:x="0.343cm" svg:y="3.297cm">
          <text:p text:style-name="P1"><text:span text:style-name="T1">load() DenseDB</text:span></text:p>
          <text:p text:style-name="P1"><text:span text:style-name="T1">From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139cm" svg:height="1.016cm" svg:x="4.029cm" svg:y="3.297cm">
          <text:p text:style-name="P1"><text:span text:style-name="T2">generateGri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39cm" svg:height="1.016cm" svg:x="24.581cm" svg:y="18.67cm">
          <text:p text:style-name="P1"><text:span text:style-name="T1">TaskGrap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138cm" svg:height="1.016cm" svg:x="2.209cm" svg:y="5.837cm">
          <text:p text:style-name="P1"><text:span text:style-name="T1">createSPARS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139cm" svg:height="1.016cm" svg:x="7.986cm" svg:y="5.837cm">
          <text:p text:style-name="P1"><text:span text:style-name="T1">EliminateDisjointSets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912cm" svg:y1="4.313cm" svg:x2="3.778cm" svg:y2="5.837cm" draw:start-shape="id1" draw:start-glue-point="2" draw:end-shape="id2" draw:end-glue-point="0" svg:d="M1912 4313l1866 1524" svg:viewBox="0 0 1867 1525">
          <text:p/>
        </draw:connector>
        <draw:connector draw:style-name="gr4" draw:text-style-name="P1" draw:layer="layout" draw:type="line" svg:x1="5.598cm" svg:y1="4.313cm" svg:x2="3.778cm" svg:y2="5.837cm" draw:start-shape="id3" draw:start-glue-point="2" draw:end-shape="id2" draw:end-glue-point="0" svg:d="M5598 4313l-1820 1524" svg:viewBox="0 0 1821 1525">
          <text:p/>
        </draw:connector>
        <draw:connector draw:style-name="gr4" draw:text-style-name="P1" draw:layer="layout" draw:type="line" svg:x1="5.347cm" svg:y1="6.345cm" svg:x2="7.986cm" svg:y2="6.345cm" draw:start-shape="id2" draw:start-glue-point="1" draw:end-shape="id4" draw:end-glue-point="3" svg:d="M5347 6345h2639" svg:viewBox="0 0 2640 1">
          <text:p/>
        </draw:connector>
        <draw:custom-shape draw:style-name="gr3" draw:text-style-name="P2" xml:id="id6" draw:id="id6" draw:layer="layout" svg:width="3.139cm" svg:height="1.016cm" svg:x="7.986cm" svg:y="7.234cm">
          <text:p text:style-name="P1"><text:span text:style-name="T1">ValidSampler-&gt;</text:span></text:p>
          <text:p text:style-name="P1"><text:span text:style-name="T1">sample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141cm" svg:height="1.016cm" svg:x="2.208cm" svg:y="10.001cm">
          <text:p text:style-name="P1"><text:span text:style-name="T1">addStateToRoadmap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778cm" svg:y1="6.853cm" svg:x2="3.778cm" svg:y2="10.001cm" draw:start-shape="id2" draw:start-glue-point="2" draw:end-shape="id5" draw:end-glue-point="0" svg:d="M3778 6853v3148" svg:viewBox="0 0 1 3149">
          <text:p/>
        </draw:connector>
        <draw:connector draw:style-name="gr4" draw:text-style-name="P1" draw:layer="layout" draw:type="line" svg:x1="9.555cm" svg:y1="8.25cm" svg:x2="3.778cm" svg:y2="10.001cm" draw:start-shape="id6" draw:start-glue-point="2" draw:end-shape="id5" draw:end-glue-point="0" svg:d="M9555 8250l-5777 1751" svg:viewBox="0 0 5778 1752">
          <text:p/>
        </draw:connector>
        <draw:connector draw:style-name="gr4" draw:text-style-name="P1" draw:layer="layout" draw:type="line" svg:x1="9.555cm" svg:y1="6.853cm" svg:x2="9.555cm" svg:y2="7.234cm" draw:start-shape="id4" draw:start-glue-point="2" draw:end-shape="id6" draw:end-glue-point="0" svg:d="M9555 6853v381" svg:viewBox="0 0 1 382">
          <text:p/>
        </draw:connector>
        <draw:custom-shape draw:style-name="gr3" draw:text-style-name="P2" xml:id="id7" draw:id="id7" draw:layer="layout" svg:width="3.139cm" svg:height="1.016cm" svg:x="7.972cm" svg:y="10.028cm">
          <text:p text:style-name="P1"><text:span text:style-name="T1">ReinsertNeighbors</text:span></text:p>
          <text:p text:style-name="P1"><text:span text:style-name="T1">IntoSpars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555cm" svg:y1="8.25cm" svg:x2="9.541cm" svg:y2="10.028cm" draw:start-shape="id6" draw:start-glue-point="2" draw:end-shape="id7" draw:end-glue-point="0" svg:d="M9555 8250l-14 1778" svg:viewBox="0 0 15 1779">
          <text:p/>
        </draw:connector>
        <draw:custom-shape draw:style-name="gr3" draw:text-style-name="P2" draw:layer="layout" svg:width="3.139cm" svg:height="1.016cm" svg:x="24.581cm" svg:y="19.939cm">
          <text:p text:style-name="P1"><text:span text:style-name="T1">SparseGrap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39cm" svg:height="1.016cm" svg:x="24.538cm" svg:y="12.319cm">
          <text:p text:style-name="P1"><text:span text:style-name="T1">Bol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139cm" svg:height="1.016cm" svg:x="2.21cm" svg:y="1.727cm">
          <text:p text:style-name="P1"><text:span text:style-name="T1">setup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3.141cm" svg:height="1.016cm" svg:x="18.196cm" svg:y="2.081cm">
          <text:p text:style-name="P1"><text:span text:style-name="T1">solve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779cm" svg:y1="2.743cm" svg:x2="1.912cm" svg:y2="3.297cm" draw:start-shape="id8" draw:start-glue-point="2" draw:end-shape="id1" draw:end-glue-point="0" svg:d="M3779 2743l-1867 554" svg:viewBox="0 0 1868 555">
          <text:p/>
        </draw:connector>
        <draw:connector draw:style-name="gr4" draw:text-style-name="P1" draw:layer="layout" draw:type="line" svg:x1="3.779cm" svg:y1="2.743cm" svg:x2="5.598cm" svg:y2="3.297cm" draw:start-shape="id8" draw:start-glue-point="2" draw:end-shape="id3" draw:end-glue-point="0" svg:d="M3779 2743l1819 554" svg:viewBox="0 0 1820 555">
          <text:p/>
        </draw:connector>
        <draw:connector draw:style-name="gr4" draw:text-style-name="P1" draw:layer="layout" draw:type="line" svg:x1="7.972cm" svg:y1="10.536cm" svg:x2="5.349cm" svg:y2="10.509cm" draw:start-shape="id7" draw:start-glue-point="3" draw:end-shape="id5" draw:end-glue-point="1" svg:d="M7972 10536l-2623-27" svg:viewBox="0 0 2624 28">
          <text:p/>
        </draw:connector>
        <draw:custom-shape draw:style-name="gr1" draw:text-style-name="P2" xml:id="id18" draw:id="id18" draw:layer="layout" svg:width="3.139cm" svg:height="1.016cm" svg:x="12.772cm" svg:y="11.779cm">
          <text:p text:style-name="P1"><text:span text:style-name="T1">connectNewVertex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3.141cm" svg:height="1.524cm" svg:x="12.771cm" svg:y="13.43cm">
          <text:p text:style-name="P1"><text:span text:style-name="T1">nn-&gt;nearestK()</text:span></text:p>
          <text:p text:style-name="P1"><text:span text:style-name="T1">si-&gt;checkMotion()</text:span></text:p>
          <text:p text:style-name="P1"><text:span text:style-name="T1">addEd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3.139cm" svg:height="1.524cm" svg:x="8.341cm" svg:y="2.997cm">
          <text:p text:style-name="P1"><text:span text:style-name="T2">generateGrid()</text:span></text:p>
          <text:p text:style-name="P1"><text:span text:style-name="T2">generateVertices()</text:span></text:p>
          <text:p text:style-name="P1"><text:span text:style-name="T2">generateEdges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168cm" svg:y1="3.805cm" svg:x2="8.341cm" svg:y2="3.759cm" draw:start-shape="id3" draw:start-glue-point="1" draw:end-shape="id9" draw:end-glue-point="3" svg:d="M7168 3805l1173-46" svg:viewBox="0 0 1174 47">
          <text:p/>
        </draw:connector>
        <draw:connector draw:style-name="gr4" draw:text-style-name="P1" draw:layer="layout" draw:type="line" svg:x1="3.778cm" svg:y1="11.017cm" svg:x2="3.778cm" svg:y2="14.935cm" draw:start-shape="id5" draw:start-glue-point="2" draw:end-shape="id10" draw:end-glue-point="2" svg:d="M3778 11017v3918" svg:viewBox="0 0 1 3919">
          <text:p/>
        </draw:connector>
        <draw:custom-shape draw:style-name="gr3" draw:text-style-name="P2" draw:layer="layout" svg:width="3.141cm" svg:height="1.016cm" svg:x="2.208cm" svg:y="11.379cm">
          <text:p text:style-name="P1"><text:span text:style-name="T1">checkAddCoverage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41cm" svg:height="1.016cm" svg:x="2.208cm" svg:y="12.649cm">
          <text:p text:style-name="P1"><text:span text:style-name="T1">checkAddConnectivity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141cm" svg:height="1.016cm" svg:x="2.208cm" svg:y="13.919cm">
          <text:p text:style-name="P1"><text:span text:style-name="T1">checkAddInterface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3.141cm" svg:height="1.016cm" svg:x="18.196cm" svg:y="3.752cm">
          <text:p text:style-name="P1"><text:span text:style-name="T1">sol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41cm" svg:height="1.016cm" svg:x="24.58cm" svg:y="17.4cm">
          <text:p text:style-name="P1"><text:span text:style-name="T1">BoltRetrieveRepai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3.141cm" svg:height="1.016cm" svg:x="18.196cm" svg:y="5.442cm">
          <text:p text:style-name="P1"><text:span text:style-name="T1">getPathOffGraph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3.141cm" svg:height="1.016cm" svg:x="18.196cm" svg:y="7.163cm">
          <text:p text:style-name="P1"><text:span text:style-name="T1">getPathOnGraph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3.141cm" svg:height="1.016cm" svg:x="18.196cm" svg:y="8.761cm">
          <text:p text:style-name="P1"><text:span text:style-name="T1">lazyCollisionSearch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3.141cm" svg:height="1.016cm" svg:x="22.179cm" svg:y="5.421cm">
          <text:p text:style-name="P1"><text:span text:style-name="T1">findGraphNeighbors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766cm" svg:y1="3.097cm" svg:x2="19.766cm" svg:y2="3.752cm" draw:start-shape="id11" draw:start-glue-point="2" draw:end-shape="id12" draw:end-glue-point="0" svg:d="M19766 3097v655" svg:viewBox="0 0 1 656">
          <text:p/>
        </draw:connector>
        <draw:connector draw:style-name="gr4" draw:text-style-name="P1" draw:layer="layout" draw:type="lines" svg:x1="19.766cm" svg:y1="4.768cm" svg:x2="19.766cm" svg:y2="5.442cm" draw:start-shape="id12" draw:start-glue-point="2" draw:end-shape="id13" draw:end-glue-point="0" svg:d="M19766 4768v501-328 501" svg:viewBox="0 0 1 675">
          <text:p/>
        </draw:connector>
        <draw:connector draw:style-name="gr4" draw:text-style-name="P1" draw:layer="layout" draw:type="lines" svg:x1="19.766cm" svg:y1="6.458cm" svg:x2="19.766cm" svg:y2="7.163cm" draw:start-shape="id13" draw:start-glue-point="2" draw:end-shape="id14" draw:end-glue-point="0" svg:d="M19766 6458v501-297 501" svg:viewBox="0 0 1 706">
          <text:p/>
        </draw:connector>
        <draw:connector draw:style-name="gr4" draw:text-style-name="P1" draw:layer="layout" draw:type="lines" svg:x1="19.766cm" svg:y1="8.179cm" svg:x2="19.766cm" svg:y2="8.761cm" draw:start-shape="id14" draw:start-glue-point="2" draw:end-shape="id15" draw:end-glue-point="0" svg:d="M19766 8179v501-420 501" svg:viewBox="0 0 1 583">
          <text:p/>
        </draw:connector>
        <draw:connector draw:style-name="gr4" draw:text-style-name="P1" draw:layer="layout" draw:type="line" svg:x1="21.337cm" svg:y1="5.95cm" svg:x2="22.179cm" svg:y2="5.929cm" draw:start-shape="id13" draw:start-glue-point="1" draw:end-shape="id16" draw:end-glue-point="3" svg:d="M21337 5950l842-21" svg:viewBox="0 0 843 22">
          <text:p/>
        </draw:connector>
        <draw:custom-shape draw:style-name="gr1" draw:text-style-name="P2" xml:id="id17" draw:id="id17" draw:layer="layout" svg:width="3.139cm" svg:height="1.016cm" svg:x="12.772cm" svg:y="10.001cm">
          <text:p text:style-name="P1"><text:span text:style-name="T1">addVertex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lines" svg:x1="18.196cm" svg:y1="5.95cm" svg:x2="14.341cm" svg:y2="10.001cm" draw:start-shape="id13" draw:end-shape="id17" draw:end-glue-point="0" svg:d="M18196 5950h-502l-3353 3550v501" svg:viewBox="0 0 3856 4052">
          <text:p text:style-name="P1"><text:span text:style-name="T1">fail</text:span></text:p>
          <text:p text:style-name="P1"><text:span text:style-name="T1"/></text:p>
        </draw:connector>
        <draw:connector draw:style-name="gr4" draw:text-style-name="P1" draw:layer="layout" draw:type="line" svg:x1="14.341cm" svg:y1="12.795cm" svg:x2="14.341cm" svg:y2="13.43cm" draw:start-shape="id18" draw:start-glue-point="2" draw:end-shape="id19" draw:end-glue-point="0" svg:d="M14341 12795v635" svg:viewBox="0 0 1 636">
          <text:p/>
        </draw:connector>
        <draw:connector draw:style-name="gr4" draw:text-style-name="P1" draw:layer="layout" draw:type="line" svg:x1="14.341cm" svg:y1="11.017cm" svg:x2="14.341cm" svg:y2="11.779cm" draw:start-shape="id17" draw:start-glue-point="2" draw:end-shape="id18" draw:end-glue-point="0" svg:d="M14341 11017v762" svg:viewBox="0 0 1 763">
          <text:p/>
        </draw:connector>
        <draw:connector draw:style-name="gr4" draw:text-style-name="P1" draw:layer="layout" draw:type="line" svg:x1="11.111cm" svg:y1="10.536cm" svg:x2="12.772cm" svg:y2="10.509cm" draw:start-shape="id7" draw:start-glue-point="1" draw:end-shape="id17" draw:end-glue-point="3" svg:d="M11111 10536l1661-27" svg:viewBox="0 0 1662 28">
          <text:p/>
        </draw:connector>
        <draw:custom-shape draw:style-name="gr6" draw:text-style-name="P2" xml:id="id20" draw:id="id20" draw:layer="layout" svg:width="3.141cm" svg:height="1.016cm" svg:x="18.195cm" svg:y="10.409cm">
          <text:p text:style-name="P1"><text:span text:style-name="T1">lazyCollisionCheck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766cm" svg:y1="9.777cm" svg:x2="19.765cm" svg:y2="10.409cm" draw:start-shape="id15" draw:start-glue-point="2" draw:end-shape="id20" draw:end-glue-point="0" svg:d="M19766 9777l-1 632" svg:viewBox="0 0 2 633">
          <text:p/>
        </draw:connector>
        <draw:frame draw:style-name="gr8" draw:layer="layout" svg:width="8.287cm" svg:height="1.474cm" svg:x="0.222cm" svg:y="0.177cm">
          <draw:text-box>
            <text:p>Bolt Experience Framework</text:p>
            <text:p><text:span text:style-name="T3">Dave Coleman</text:span></text:p>
          </draw:text-box>
        </draw:frame>
        <draw:custom-shape draw:style-name="gr9" draw:text-style-name="P2" draw:layer="layout" svg:width="3.139cm" svg:height="1.016cm" svg:x="24.581cm" svg:y="14.859cm">
          <text:p text:style-name="P1"><text:span text:style-name="T1">VertexDiscretiz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39cm" svg:height="1.016cm" svg:x="24.611cm" svg:y="13.589cm">
          <text:p text:style-name="P1"><text:span text:style-name="T1">BoltStor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39cm" svg:height="1.016cm" svg:x="24.638cm" svg:y="16.002cm">
          <text:p text:style-name="P1"><text:span text:style-name="T1">DenseCach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05:32.295360616</meta:creation-date>
    <dc:date>2016-06-03T13:23:01.970244127</dc:date>
    <meta:editing-duration>PT30M7S</meta:editing-duration>
    <meta:editing-cycles>6</meta:editing-cycles>
    <meta:generator>LibreOffice/4.2.8.2$Linux_X86_64 LibreOffice_project/420m0$Build-2</meta:generator>
    <meta:document-statistic meta:object-count="52"/>
  </office:meta>
</office:document-meta>
</file>